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BottomLeft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t Types of Device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n Overview of Input, Output, and Storage Devices</text:p>
            <text:p/>
            <text:p/>
            <text:p>Chovatiya Shashwat Arvindbhai</text:p>
            <text:p/>
            <text:p/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Devi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finition of Devices</text:p>
              </text:list-item>
              <text:list-item>
                <text:p>Importance of Devices in Computing</text:p>
              </text:list-item>
              <text:list-item>
                <text:p>Overview of Input, Output, and Storage Devices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Devi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finition of Input Devices</text:p>
              </text:list-item>
              <text:list-item>
                <text:p>Examples:</text:p>
                <text:list>
                  <text:list-item>
                    <text:list>
                      <text:list-item>
                        <text:p>Keyboard</text:p>
                      </text:list-item>
                      <text:list-item>
                        <text:p>Mouse</text:p>
                      </text:list-item>
                      <text:list-item>
                        <text:p>Touchscreen</text:p>
                      </text:list-item>
                      <text:list-item>
                        <text:p>Webcam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put Devices<text:line-break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finition of Output Devices</text:p>
              </text:list-item>
              <text:list-item>
                <text:p>Examples:</text:p>
                <text:list>
                  <text:list-item>
                    <text:list>
                      <text:list-item>
                        <text:p>Monitor</text:p>
                      </text:list-item>
                      <text:list-item>
                        <text:p>Printer</text:p>
                      </text:list-item>
                      <text:list-item>
                        <text:p>Speaker</text:p>
                      </text:list-item>
                      <text:list-item>
                        <text:p>Projecto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Left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age Devices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finition of Storage Devices</text:p>
              </text:list-item>
              <text:list-item>
                <text:p>Examples:</text:p>
                <text:list>
                  <text:list-item>
                    <text:list>
                      <text:list-item>
                        <text:p>Hard Disk Drive (HDD)</text:p>
                      </text:list-item>
                      <text:list-item>
                        <text:p>Solid State Drive (SSD)</text:p>
                      </text:list-item>
                      <text:list-item>
                        <text:p>USB Flash Drive</text:p>
                      </text:list-item>
                      <text:list-item>
                        <text:p>Memory Car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put Devices (Continued)<text:line-break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re Examples:</text:p>
                <text:list>
                  <text:list-item>
                    <text:list>
                      <text:list-item>
                        <text:p>Scanner</text:p>
                      </text:list-item>
                      <text:list-item>
                        <text:p>Microphone</text:p>
                      </text:list-item>
                      <text:list-item>
                        <text:p>Joystick</text:p>
                      </text:list-item>
                      <text:list-item>
                        <text:p>Graphics Table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BottomLeft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ing Sli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ank you for your attention.</text:p>
              </text:list-item>
              <text:list-item>
                <text:p>Q&amp;A session.</text:p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shwat Arvindbhai Chovatiya </meta:initial-creator>
    <meta:creation-date>2023-12-15T20:46:31</meta:creation-date>
    <meta:editing-duration>PT19M1S</meta:editing-duration>
    <meta:editing-cycles>7</meta:editing-cycles>
    <dc:date>2023-12-15T21:06:10</dc:date>
    <dc:creator>Shashwat Arvindbhai Chovatiya </dc:creator>
    <meta:generator>OpenOffice/4.1.14$Unix OpenOffice.org_project/4114m1$Build-9811</meta:generator>
    <meta:document-statistic meta:object-count="49"/>
  </office:meta>
</office:document-meta>
</file>